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33cm" draw:marker-end-width="0.33cm" draw:fill="solid" draw:fill-color="#0066cc" draw:fill-gradient-name="Gradient_20_14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svg:stroke-width="0cm" draw:marker-start-width="0.3cm" draw:marker-end-width="0.3cm" draw:fill="gradient" draw:fill-color="#ffffff" draw:fill-gradient-name="Gradient_20_15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cm" draw:marker-start-width="0.33cm" draw:marker-end-width="0.33cm" draw:fill="gradient" draw:fill-gradient-name="Gradient_20_10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2cm" draw:marker-start-width="0.33cm" draw:marker-end-width="0.33cm" draw:fill="gradient" draw:fill-gradient-name="Gradient_20_9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6.899cm" svg:height="6.899cm" svg:x="5.445cm" svg:y="6.715cm" svg:viewBox="0 0 6900 6900" draw:points="689,0 6205,0 6900,627 6895,6273 6205,6900 689,6900 0,6273 0,627">
          <text:p/>
        </draw:polygon>
        <draw:line draw:style-name="gr2" draw:text-style-name="P1" draw:layer="layout" svg:x1="11.65cm" svg:y1="13.6cm" svg:x2="11.409cm" svg:y2="13.235cm">
          <text:p/>
        </draw:line>
        <draw:line draw:style-name="gr2" draw:text-style-name="P1" draw:layer="layout" svg:x1="12.35cm" svg:y1="13cm" svg:x2="11.991cm" svg:y2="12.648cm">
          <text:p/>
        </draw:line>
        <draw:line draw:style-name="gr2" draw:text-style-name="P1" draw:layer="layout" svg:x1="11.65cm" svg:y1="6.7cm" svg:x2="11.356cm" svg:y2="7.043cm">
          <text:p/>
        </draw:line>
        <draw:line draw:style-name="gr2" draw:text-style-name="P1" draw:layer="layout" svg:x1="12.35cm" svg:y1="7.35cm" svg:x2="11.95cm" svg:y2="7.6cm">
          <text:p/>
        </draw:line>
        <draw:line draw:style-name="gr2" draw:text-style-name="P1" draw:layer="layout" svg:x1="6.15cm" svg:y1="6.715cm" svg:x2="6.4cm" svg:y2="7cm">
          <text:p/>
        </draw:line>
        <draw:line draw:style-name="gr2" draw:text-style-name="P1" draw:layer="layout" svg:x1="5.45cm" svg:y1="7.35cm" svg:x2="5.75cm" svg:y2="7.55cm">
          <text:p/>
        </draw:line>
        <draw:line draw:style-name="gr2" draw:text-style-name="P1" draw:layer="layout" svg:x1="5.445cm" svg:y1="12.988cm" svg:x2="5.75cm" svg:y2="12.7cm">
          <text:p/>
        </draw:line>
        <draw:line draw:style-name="gr2" draw:text-style-name="P1" draw:layer="layout" svg:x1="6.15cm" svg:y1="13.6cm" svg:x2="6.4cm" svg:y2="13.25cm">
          <text:p/>
        </draw:line>
        <draw:polygon draw:style-name="gr3" draw:text-style-name="P1" draw:layer="layout" svg:width="6.399cm" svg:height="6.399cm" svg:x="5.7cm" svg:y="6.92cm" svg:viewBox="0 0 6400 6400" draw:points="639,0 5755,0 6400,582 6395,5818 5755,6400 639,6400 0,5818 0,582">
          <text:p/>
        </draw:polygon>
        <draw:frame draw:style-name="gr4" draw:text-style-name="P2" draw:layer="layout" svg:width="4.168cm" svg:height="3.083cm" svg:x="6.85cm" svg:y="8.55cm">
          <draw:text-box>
            <text:p text:style-name="P1"><text:span text:style-name="T1">Open</text:span><text:span text:style-name="T1"><text:line-break/></text:span><text:span text:style-name="T1">Security</text:span><text:span text:style-name="T1"><text:line-break/></text:span><text:span text:style-name="T1">Hardware</text:span></text:p>
          </draw:text-box>
        </draw:frame>
        <draw:path draw:style-name="gr5" draw:text-style-name="P1" draw:layer="layout" svg:width="1.049cm" svg:height="0.412cm" draw:transform="skewX (0.0050614548307826) rotate (0.0300196631342968) translate (4.59525602214445cm 7.9145029130496cm)" svg:viewBox="0 0 1050 413" svg:d="m995 16511-502-15c-23-4-148 0-297-56s-198-56-196-156 3-100 204-144 303-44 299-42l502 15c0 0 47 133 45 202s-55 196-55 196z">
          <text:p/>
        </draw:path>
        <draw:path draw:style-name="gr5" draw:text-style-name="P1" draw:layer="layout" svg:width="1.049cm" svg:height="0.412cm" draw:transform="skewX (0.0050614548307826) rotate (0.0300196631342968) translate (4.59525602214445cm 8.72750291304959cm)" svg:viewBox="0 0 1050 413" svg:d="m995 18136-502-15c-23-3-148 0-297-56s-198-55-196-155 3-100 204-144 303-44 299-42l502 15c0 0 47 133 45 201s-55 196-55 196z">
          <text:p/>
        </draw:path>
        <draw:path draw:style-name="gr5" draw:text-style-name="P1" draw:layer="layout" svg:width="1.049cm" svg:height="0.412cm" draw:transform="skewX (0.0050614548307826) rotate (0.0300196631342968) translate (4.59525602214445cm 9.5405029130496cm)" svg:viewBox="0 0 1050 413" svg:d="m995 19762-502-15c-23-4-148-1-297-56s-198-56-196-156 3-100 204-144 303-44 299-42l502 15c0 0 47 133 45 201s-55 197-55 197z">
          <text:p/>
        </draw:path>
        <draw:path draw:style-name="gr5" draw:text-style-name="P1" draw:layer="layout" svg:width="1.049cm" svg:height="0.412cm" draw:transform="skewX (0.0050614548307826) rotate (0.0300196631342968) translate (4.59525602214445cm 10.3535029130496cm)" svg:viewBox="0 0 1050 413" svg:d="m995 21387-502-15c-23-4-148 0-297-56s-198-56-196-156 3-100 204-144 303-44 299-42l502 15c0 0 47 133 45 202s-55 196-55 196z">
          <text:p/>
        </draw:path>
        <draw:path draw:style-name="gr5" draw:text-style-name="P1" draw:layer="layout" svg:width="1.049cm" svg:height="0.412cm" draw:transform="skewX (0.0050614548307826) rotate (0.0300196631342968) translate (4.59525602214445cm 11.1665029130496cm)" svg:viewBox="0 0 1050 413" svg:d="m995 23012-502-15c-23-3-148 0-297-56s-198-56-196-156 3-100 204-144 303-43 299-42l502 15c0 0 47 134 45 202s-55 196-55 196z">
          <text:p/>
        </draw:path>
        <draw:path draw:style-name="gr5" draw:text-style-name="P1" draw:layer="layout" svg:width="1.049cm" svg:height="0.412cm" draw:transform="skewX (0.0050614548307826) rotate (0.0300196631342968) translate (4.59525602214445cm 11.9795029130496cm)" svg:viewBox="0 0 1050 413" svg:d="m995 24638-502-16c-23-3-148 0-297-55s-198-56-196-156 3-100 204-144 303-44 299-42l502 15c0 0 47 133 45 201s-55 197-55 197z">
          <text:p/>
        </draw:path>
        <draw:path draw:style-name="gr5" draw:text-style-name="P1" draw:layer="layout" svg:width="1.049cm" svg:height="0.413cm" draw:transform="skewX (-0.0075049157835742) rotate (-0.0305432619110813) translate (12.2049646013133cm 7.88368886427706cm)" svg:viewBox="0 0 1050 414" svg:d="m55 15428 501-15c23-4 149-1 297-56s199-56 197-156-2-100-204-144-303-44-299-42l-502 16c0 0-47 133-45 201s55 196 55 196z">
          <text:p/>
        </draw:path>
        <draw:path draw:style-name="gr5" draw:text-style-name="P1" draw:layer="layout" svg:width="1.049cm" svg:height="0.413cm" draw:transform="skewX (-0.0075049157835742) rotate (-0.0305432619110813) translate (12.2049646013133cm 8.69668886427706cm)" svg:viewBox="0 0 1050 414" svg:d="m55 17054 501-16c23-3 149 0 297-56s199-56 197-156-2-100-204-144-303-43-299-42l-502 16c0 0-47 133-45 201s55 197 55 197z">
          <text:p/>
        </draw:path>
        <draw:path draw:style-name="gr5" draw:text-style-name="P1" draw:layer="layout" svg:width="1.049cm" svg:height="0.413cm" draw:transform="skewX (-0.00750491578357421) rotate (-0.0305432619110813) translate (12.2049646013133cm 9.50968886427706cm)" svg:viewBox="0 0 1050 414" svg:d="m55 18679 501-16c23-3 149 0 297-56s199-56 197-156-2-100-204-143-303-44-299-42l-502 15c0 0-47 133-45 201s55 197 55 197z">
          <text:p/>
        </draw:path>
        <draw:path draw:style-name="gr5" draw:text-style-name="P1" draw:layer="layout" svg:width="1.049cm" svg:height="0.413cm" draw:transform="skewX (-0.0075049157835742) rotate (-0.0305432619110813) translate (12.2049646013133cm 10.3226888642771cm)" svg:viewBox="0 0 1050 414" svg:d="m55 20304 501-15c23-4 149-1 297-56s199-56 197-156-2-100-204-144-303-44-299-42l-502 15c0 0-47 133-45 202s55 196 55 196z">
          <text:p/>
        </draw:path>
        <draw:path draw:style-name="gr5" draw:text-style-name="P1" draw:layer="layout" svg:width="1.049cm" svg:height="0.413cm" draw:transform="skewX (-0.00750491578357421) rotate (-0.0305432619110813) translate (12.2049646013133cm 11.1356888642771cm)" svg:viewBox="0 0 1050 414" svg:d="m55 21929 501-15c23-4 149-1 297-56s199-56 197-156-2-100-204-144-303-44-299-42l-502 15c0 0-47 134-45 202s55 196 55 196z">
          <text:p/>
        </draw:path>
        <draw:path draw:style-name="gr5" draw:text-style-name="P1" draw:layer="layout" svg:width="1.049cm" svg:height="0.413cm" draw:transform="skewX (-0.0075049157835742) rotate (-0.0305432619110813) translate (12.2049646013133cm 11.9486888642771cm)" svg:viewBox="0 0 1050 414" svg:d="m55 23555 501-16c23-4 149 0 297-56s199-56 197-156-2-100-204-144-303-43-299-42l-502 16c0 0-47 133-45 201s55 197 55 197z">
          <text:p/>
        </draw:path>
        <draw:path draw:style-name="gr6" draw:text-style-name="P1" draw:layer="layout" svg:width="1.049cm" svg:height="0.412cm" draw:transform="skewX (0.0050614548307826) rotate (-1.54077666366149) translate (11.1084970869509cm 5.79525602214461cm)" svg:viewBox="0 0 1050 413" svg:d="m995-21446-502-15c-23-3-148 0-297-56s-198-56-196-156 3-99 204-143 303-44 299-42l502 15c0 0 47 133 45 201s-55 196-55 196z">
          <text:p/>
        </draw:path>
        <draw:path draw:style-name="gr6" draw:text-style-name="P1" draw:layer="layout" svg:width="1.049cm" svg:height="0.412cm" draw:transform="skewX (0.0050614548307826) rotate (-1.54077666366149) translate (10.2954970869508cm 5.79525602214461cm)" svg:viewBox="0 0 1050 413" svg:d="m995-19820-502-15c-23-4-148-1-297-56s-198-56-196-156 3-100 204-144 303-44 299-42l502 15c0 0 47 133 45 201s-55 197-55 197z">
          <text:p/>
        </draw:path>
        <draw:path draw:style-name="gr6" draw:text-style-name="P1" draw:layer="layout" svg:width="1.049cm" svg:height="0.412cm" draw:transform="skewX (0.0050614548307826) rotate (-1.54077666366149) translate (9.48249708695085cm 5.79525602214461cm)" svg:viewBox="0 0 1050 413" svg:d="m995-18195-502-15c-23-4-148-1-297-56s-198-56-196-156 3-100 204-144 303-44 299-42l502 15c0 0 47 133 45 202s-55 196-55 196z">
          <text:p/>
        </draw:path>
        <draw:path draw:style-name="gr6" draw:text-style-name="P1" draw:layer="layout" svg:width="1.049cm" svg:height="0.412cm" draw:transform="skewX (0.0050614548307826) rotate (-1.54077666366149) translate (8.66949708695085cm 5.79525602214461cm)" svg:viewBox="0 0 1050 413" svg:d="m995-16570-502-15c-23-4-148 0-297-56s-198-56-196-156 3-100 204-144 303-44 299-42l502 15c0 0 47 133 45 202s-55 196-55 196z">
          <text:p/>
        </draw:path>
        <draw:path draw:style-name="gr6" draw:text-style-name="P1" draw:layer="layout" svg:width="1.049cm" svg:height="0.412cm" draw:transform="skewX (0.00506145483078259) rotate (-1.54077666366149) translate (7.85649708695085cm 5.79525602214461cm)" svg:viewBox="0 0 1050 413" svg:d="m995-14945-502-15c-23-3-148 0-297-56s-198-56-196-155 3-100 204-144 303-44 299-42l502 15c0 0 47 133 45 201s-55 196-55 196z">
          <text:p/>
        </draw:path>
        <draw:path draw:style-name="gr6" draw:text-style-name="P1" draw:layer="layout" svg:width="1.049cm" svg:height="0.412cm" draw:transform="skewX (0.0050614548307826) rotate (-1.54077666366149) translate (7.04349708695085cm 5.79525602214461cm)" svg:viewBox="0 0 1050 413" svg:d="m995-13319-502-15c-23-4-148-1-297-56s-198-56-196-156 3-100 204-144 303-44 299-42l502 15c0 0 47 133 45 201s-55 197-55 197z">
          <text:p/>
        </draw:path>
        <draw:path draw:style-name="gr6" draw:text-style-name="P1" draw:layer="layout" svg:width="1.049cm" svg:height="0.412cm" draw:transform="skewX (0.0050614548307826) rotate (1.6008159899289) translate (6.68550291304945cm 14.5047439778555cm)" svg:viewBox="0 0 1050 413" svg:d="m995 12908-502-15c-23-4-148-1-297-56s-198-56-196-156 3-100 204-144 303-44 299-42l502 15c0 0 47 133 45 201s-55 197-55 197z">
          <text:p/>
        </draw:path>
        <draw:path draw:style-name="gr6" draw:text-style-name="P1" draw:layer="layout" svg:width="1.049cm" svg:height="0.412cm" draw:transform="skewX (0.0050614548307826) rotate (1.6008159899289) translate (7.49850291304945cm 14.5047439778555cm)" svg:viewBox="0 0 1050 413" svg:d="m995 14533-502-15c-23-4-148-1-297-56s-198-56-196-156 3-100 204-144 303-44 299-42l502 15c0 0 47 133 45 202s-55 196-55 196z">
          <text:p/>
        </draw:path>
        <draw:path draw:style-name="gr6" draw:text-style-name="P1" draw:layer="layout" svg:width="1.049cm" svg:height="0.412cm" draw:transform="skewX (0.0050614548307826) rotate (1.6008159899289) translate (8.31150291304945cm 14.5047439778555cm)" svg:viewBox="0 0 1050 413" svg:d="m995 16158-502-15c-23-3-148 0-297-56s-198-56-196-156 3-100 204-144 303-43 299-42l502 15c0 0 47 134 45 202s-55 196-55 196z">
          <text:p/>
        </draw:path>
        <draw:path draw:style-name="gr6" draw:text-style-name="P1" draw:layer="layout" svg:width="1.049cm" svg:height="0.412cm" draw:transform="skewX (0.0050614548307826) rotate (1.6008159899289) translate (9.12450291304945cm 14.5047439778555cm)" svg:viewBox="0 0 1050 413" svg:d="m995 17784-502-16c-23-3-148 0-297-55s-198-56-196-156 3-100 204-144 303-44 299-42l502 15c0 0 47 133 45 201s-55 197-55 197z">
          <text:p/>
        </draw:path>
        <draw:path draw:style-name="gr6" draw:text-style-name="P1" draw:layer="layout" svg:width="1.049cm" svg:height="0.412cm" draw:transform="skewX (0.0050614548307826) rotate (1.6008159899289) translate (9.93750291304945cm 14.5047439778555cm)" svg:viewBox="0 0 1050 413" svg:d="m995 19409-502-15c-23-4-148-1-297-56s-198-56-196-156 3-100 204-144 303-44 299-42l502 15c0 0 47 133 45 201s-55 197-55 197z">
          <text:p/>
        </draw:path>
        <draw:path draw:style-name="gr6" draw:text-style-name="P1" draw:layer="layout" svg:width="1.049cm" svg:height="0.412cm" draw:transform="skewX (0.0050614548307826) rotate (1.6008159899289) translate (10.7505029130494cm 14.5047439778555cm)" svg:viewBox="0 0 1050 413" svg:d="m995 21034-502-15c-23-4-148 0-297-56s-198-56-196-156 3-100 204-144 303-44 299-42l502 15c0 0 47 133 45 202s-55 196-55 19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66" draw:end-color="#996633" draw:start-intensity="100%" draw:end-intensity="100%" draw:angle="0" draw:border="0%"/>
    <draw:gradient draw:name="Gradient_20_14" draw:display-name="Gradient 14" draw:style="square" draw:cx="50%" draw:cy="50%" draw:start-color="#0084d1" draw:end-color="#ffffff" draw:start-intensity="100%" draw:end-intensity="100%" draw:angle="2700" draw:border="0%"/>
    <draw:gradient draw:name="Gradient_20_15" draw:display-name="Gradient 15" draw:style="radial" draw:cx="50%" draw:cy="50%" draw:start-color="#0084d1" draw:end-color="#ffffff" draw:start-intensity="100%" draw:end-intensity="100%" draw:border="0%"/>
    <draw:gradient draw:name="Gradient_20_9" draw:display-name="Gradient 9" draw:style="axial" draw:start-color="#ffff66" draw:end-color="#996633" draw:start-intensity="100%" draw:end-intensity="100%" draw:angle="900" draw:border="0%"/>
    <draw:hatch draw:name="Blue_20_Crossed_20_0_20_Degrees" draw:display-name="Blue Crossed 0 Degrees" draw:style="double" draw:color="#000080" draw:distance="0.076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047cm" style:print-orientation="portrait"/>
    </style:page-layout>
    <style:style style:name="Mdp1" style:family="drawing-page">
      <style:drawing-page-properties draw:background-size="border" draw:fill="none" draw:fill-hatch-name="Blue_20_Crossed_20_0_20_Degrees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ers Rundgren</meta:initial-creator>
    <meta:creation-date>2011-11-26T10:21:02.86</meta:creation-date>
    <dc:date>2011-11-30T20:58:19.74</dc:date>
    <dc:creator>Anders Rundgren</dc:creator>
    <meta:editing-duration>PT01H41M09S</meta:editing-duration>
    <meta:editing-cycles>8</meta:editing-cycles>
    <meta:generator>OpenOffice.org/3.2$Win32 OpenOffice.org_project/320m18$Build-9502</meta:generator>
    <meta:document-statistic meta:object-count="35"/>
  </office:meta>
</office:document-meta>
</file>